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ebca7" officeooo:paragraph-rsid="001ebca7" style:font-weight-asian="bold" style:font-weight-complex="bold"/>
    </style:style>
    <style:style style:name="P3" style:family="paragraph" style:parent-style-name="Standard">
      <style:text-properties fo:font-weight="bold" officeooo:rsid="00211aef" officeooo:paragraph-rsid="00211aef" style:font-weight-asian="bold" style:font-weight-complex="bold"/>
    </style:style>
    <style:style style:name="P4" style:family="paragraph" style:parent-style-name="Standard">
      <style:text-properties fo:font-weight="bold" officeooo:rsid="001f7eba" officeooo:paragraph-rsid="00211aef" style:font-weight-asian="bold" style:font-weight-complex="bold"/>
    </style:style>
    <style:style style:name="P5" style:family="paragraph" style:parent-style-name="Standard">
      <style:text-properties fo:font-weight="normal" officeooo:rsid="001ebca7" officeooo:paragraph-rsid="001ebca7" style:font-weight-asian="normal" style:font-weight-complex="normal"/>
    </style:style>
    <style:style style:name="P6" style:family="paragraph" style:parent-style-name="Standard">
      <style:text-properties fo:font-weight="normal" officeooo:rsid="001ebca7" officeooo:paragraph-rsid="001f7eba" style:font-weight-asian="normal" style:font-weight-complex="normal"/>
    </style:style>
    <style:style style:name="P7" style:family="paragraph" style:parent-style-name="Standard">
      <style:text-properties fo:font-weight="normal" officeooo:rsid="001ebca7" officeooo:paragraph-rsid="00211aef" style:font-weight-asian="normal" style:font-weight-complex="normal"/>
    </style:style>
    <style:style style:name="P8" style:family="paragraph" style:parent-style-name="Standard">
      <style:text-properties fo:font-weight="normal" officeooo:rsid="001f7eba" officeooo:paragraph-rsid="00211aef" style:font-weight-asian="normal" style:font-weight-complex="normal"/>
    </style:style>
    <style:style style:name="P9" style:family="paragraph" style:parent-style-name="Standard">
      <style:text-properties officeooo:paragraph-rsid="00223dfd"/>
    </style:style>
    <style:style style:name="P10" style:family="paragraph" style:parent-style-name="Standard">
      <style:text-properties officeooo:paragraph-rsid="00234c51"/>
    </style:style>
    <style:style style:name="P11" style:family="paragraph" style:parent-style-name="Standard">
      <style:text-properties fo:font-weight="normal" officeooo:rsid="001ebca7" officeooo:paragraph-rsid="001ebca7" style:font-weight-asian="normal" style:font-weight-complex="normal"/>
    </style:style>
    <style:style style:name="P12" style:family="paragraph" style:parent-style-name="Standard">
      <style:text-properties fo:font-weight="normal" officeooo:rsid="001ebca7" officeooo:paragraph-rsid="002a6404" style:font-weight-asian="normal" style:font-weight-complex="normal"/>
    </style:style>
    <style:style style:name="P13" style:family="paragraph" style:parent-style-name="Standard">
      <style:text-properties fo:font-weight="bold" officeooo:rsid="001ebca7" officeooo:paragraph-rsid="001ebca7" style:font-weight-asian="bold" style:font-weight-complex="bold"/>
    </style:style>
    <style:style style:name="P14" style:family="paragraph" style:parent-style-name="Standard">
      <style:text-properties fo:color="#ce181e" style:text-underline-style="solid" style:text-underline-width="auto" style:text-underline-color="font-color" fo:font-weight="bold" officeooo:rsid="001ebca7" officeooo:paragraph-rsid="001ebca7" style:font-weight-asian="bold" style:font-weight-complex="bold"/>
    </style:style>
    <style:style style:name="T1" style:family="text">
      <style:text-properties officeooo:rsid="001ebc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7eba" style:font-weight-asian="bold" style:font-weight-complex="bold"/>
    </style:style>
    <style:style style:name="T4" style:family="text">
      <style:text-properties fo:font-weight="bold" officeooo:rsid="002be712" style:font-weight-asian="bold" style:font-weight-complex="bold"/>
    </style:style>
    <style:style style:name="T5" style:family="text">
      <style:text-properties officeooo:rsid="001f7eba"/>
    </style:style>
    <style:style style:name="T6" style:family="text">
      <style:text-properties officeooo:rsid="00211aef"/>
    </style:style>
    <style:style style:name="T7" style:family="text">
      <style:text-properties officeooo:rsid="00223dfd"/>
    </style:style>
    <style:style style:name="T8" style:family="text">
      <style:text-properties officeooo:rsid="002be712"/>
    </style:style>
    <style:style style:name="T9" style:family="text">
      <style:text-properties officeooo:rsid="002d7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OM: </text:p>
      <text:p text:style-name="P5">node restServices_demo.js <text:span text:style-name="T2">(</text:span><text:span text:style-name="T4">IN </text:span><text:span text:style-name="T2">TERMINAL)</text:span></text:p>
      <text:p text:style-name="P5">node app_football.js</text:p>
      <text:p text:style-name="P5"/>
      <text:p text:style-name="P5"/>
      <text:p text:style-name="P2"><text:span text:style-name="T9">IN </text:span>TERMINAL <text:span text:style-name="T9">(MYSQL)</text:span>: </text:p>
      <text:p text:style-name="P5">mysql -u ron -p;</text:p>
      <text:p text:style-name="P5">use <text:span text:style-name="T8">FOOTBALL</text:span>;</text:p>
      <text:p text:style-name="P2"/>
      <text:p text:style-name="P14">POSTMAN:</text:p>
      <text:p text:style-name="P1"/>
      <text:p text:style-name="P10"><text:span text:style-name="T2">GET:</text:span> </text:p>
      <text:p text:style-name="P10"><text:a xlink:type="simple" xlink:href="http://localhost:8081/api/guests" text:style-name="Internet_20_link" text:visited-style-name="Visited_20_Internet_20_Link">http://localhost:8081/api/guests</text:a> <text:span text:style-name="T1">(SEND)</text:span></text:p>
      <text:p text:style-name="P9"><text:a xlink:type="simple" xlink:href="http://localhost:8081/api/rooms" text:style-name="Internet_20_link" text:visited-style-name="Visited_20_Internet_20_Link">http://localhost:8081/api/</text:a><text:a xlink:type="simple" xlink:href="http://localhost:8081/api/rooms" text:style-name="Internet_20_link" text:visited-style-name="Visited_20_Internet_20_Link"><text:span text:style-name="T7">rooms</text:span></text:a><text:span text:style-name="T7"> </text:span><text:s/><text:span text:style-name="T1">(SEND)</text:span></text:p>
      <text:p text:style-name="P9"><text:a xlink:type="simple" xlink:href="http://localhost:8081/api/reservations" text:style-name="Internet_20_link" text:visited-style-name="Visited_20_Internet_20_Link">http://localhost:8081/api/</text:a><text:a xlink:type="simple" xlink:href="http://localhost:8081/api/reservations" text:style-name="Internet_20_link" text:visited-style-name="Visited_20_Internet_20_Link"><text:span text:style-name="T7">reservations</text:span></text:a><text:span text:style-name="T7"> (SEND)</text:span></text:p>
      <text:p text:style-name="Standard"/>
      <text:p text:style-name="P2">PUT:</text:p>
      <text:p text:style-name="P6">– <text:span text:style-name="T5">selecteer PUT</text:span></text:p>
      <text:p text:style-name="P6">– <text:span text:style-name="T5">klik op </text:span><text:span text:style-name="T3">tab BODY </text:span></text:p>
      <text:p text:style-name="P6">– <text:span text:style-name="T5">s</text:span>electeer item exclusief id &amp; kopieer <text:span text:style-name="T5">&amp; wijzig</text:span></text:p>
      <text:p text:style-name="P5">– in adresbalk <text:span text:style-name="T2">/</text:span><text:span text:style-name="T3">&lt;IDNR&gt;</text:span></text:p>
      <text:p text:style-name="P5"><text:span text:style-name="T3">– </text:span><text:span text:style-name="T5">SEND</text:span></text:p>
      <text:p text:style-name="P5"/>
      <text:p text:style-name="P3">POST:</text:p>
      <text:p text:style-name="P7">– <text:span text:style-name="T5">selecteer POST</text:span></text:p>
      <text:p text:style-name="P7">– <text:span text:style-name="T5">klik op </text:span><text:span text:style-name="T3">tab BODY</text:span></text:p>
      <text:p text:style-name="P7"><text:span text:style-name="T3">– </text:span><text:span text:style-name="T6">pak een bestaand voorbeeld en vul nieuwe gegevens in</text:span></text:p>
      <text:p text:style-name="P7">– <text:span text:style-name="T6">SEND</text:span></text:p>
      <text:p text:style-name="P7"/>
      <text:p text:style-name="P3">DELETE:</text:p>
      <text:p text:style-name="P7">– <text:span text:style-name="T5">selecteer DELETE</text:span></text:p>
      <text:p text:style-name="P7">– <text:span text:style-name="T5">klik op </text:span><text:span text:style-name="T3">tab BODY</text:span></text:p>
      <text:p text:style-name="P12"><text:span text:style-name="T5">– in adresbalk</text:span><text:span text:style-name="T3"> /&lt;IDNR&gt;</text:span></text:p>
      <text:p text:style-name="P8">– SEND</text:p>
      <text:p text:style-name="P4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1:42:31.501186923</meta:creation-date>
    <dc:date>2019-02-26T01:18:07.601526867</dc:date>
    <meta:editing-duration>PT1H13M5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71" meta:character-count="535" meta:non-whitespace-character-count="473"/>
  </office:meta>
</office:document-meta>
</file>